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25cm" svg:stroke-color="#000000" draw:fill="none" draw:fill-color="#ffffff" draw:textarea-horizontal-align="left" draw:auto-grow-height="true" draw:auto-grow-width="false" fo:min-height="0cm" fo:min-width="3.127cm" fo:padding-top="0.137cm" fo:padding-bottom="0.137cm" fo:padding-left="0.262cm" fo:padding-right="0.262cm"/>
    </style:style>
    <style:style style:name="gr2" style:family="graphic" style:parent-style-name="standard">
      <style:graphic-properties draw:stroke="none" draw:fill="solid" draw:fill-color="#004586" draw:textarea-horizontal-align="justify" draw:textarea-vertical-align="middle" draw:auto-grow-height="false" fo:padding-left="0.279cm"/>
    </style:style>
    <style:style style:name="gr3" style:family="graphic" style:parent-style-name="objectwithoutfill">
      <style:graphic-properties draw:stroke="dash" draw:stroke-dash="Ultrafine_20_Dashed" svg:stroke-width="0.025cm" svg:stroke-color="#000000" draw:marker-start="Arrow" draw:marker-end="" draw:marker-end-width="0cm" draw:fill="none" draw:fill-color="#c0c0c0" draw:textarea-vertical-align="middle" fo:padding-top="0.137cm" fo:padding-bottom="0.137cm" fo:padding-left="0.262cm" fo:padding-right="0.262cm"/>
    </style:style>
    <style:style style:name="gr4" style:family="graphic" style:parent-style-name="standard">
      <style:graphic-properties draw:stroke="none" draw:fill="solid" draw:fill-color="#ff420e" draw:textarea-horizontal-align="justify" draw:textarea-vertical-align="middle" draw:auto-grow-height="false" fo:padding-left="0.279cm"/>
    </style:style>
    <style:style style:name="P1" style:family="paragraph">
      <style:paragraph-properties fo:text-align="end"/>
      <style:text-properties fo:font-family="'TeX Gyre Termes'" fo:font-size="12pt" style:font-size-asian="12pt" style:font-size-complex="12pt"/>
    </style:style>
    <style:style style:name="P2" style:family="paragraph">
      <style:text-properties fo:font-family="'TeX Gyre Termes'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family="'TeX Gyre Termes'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48cm" svg:height="0.843cm" svg:x="13.175cm" svg:y="6.559cm">
          <draw:text-box>
            <text:p text:style-name="P1">Electron</text:p>
          </draw:text-box>
        </draw:frame>
        <draw:frame draw:style-name="gr1" draw:text-style-name="P2" draw:layer="layout" svg:width="3.216cm" svg:height="0.843cm" svg:x="8.89cm" svg:y="6.518cm">
          <draw:text-box>
            <text:p text:style-name="P2">Neutral particle</text:p>
          </draw:text-box>
        </draw:frame>
        <draw:custom-shape draw:style-name="gr2" draw:text-style-name="P3" xml:id="id2" draw:id="id2" draw:layer="layout" svg:width="0.635cm" svg:height="0.635cm" svg:x="9.842cm" svg:y="3.4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3" draw:id="id3" draw:layer="layout" svg:width="0.635cm" svg:height="0.635cm" svg:x="6.667cm" svg:y="1.5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" draw:id="id1" draw:layer="layout" svg:width="0.635cm" svg:height="0.635cm" svg:x="6.667cm" svg:y="5.39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6" draw:id="id6" draw:layer="layout" svg:width="0.635cm" svg:height="0.635cm" svg:x="3.492cm" svg:y="4.44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3" draw:id="id13" draw:layer="layout" svg:width="0.635cm" svg:height="0.635cm" svg:x="0.317cm" svg:y="2.06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1" draw:id="id11" draw:layer="layout" svg:width="0.635cm" svg:height="0.635cm" svg:x="0.317cm" svg:y="3.9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5" draw:id="id5" draw:layer="layout" svg:width="0.635cm" svg:height="0.635cm" svg:x="3.492cm" svg:y="2.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5" draw:id="id15" draw:layer="layout" svg:width="0.635cm" svg:height="0.635cm" svg:x="0.317cm" svg:y="0.15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7" draw:id="id7" draw:layer="layout" svg:width="0.635cm" svg:height="0.635cm" svg:x="3.492cm" svg:y="6.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9" draw:id="id9" draw:layer="layout" svg:width="0.635cm" svg:height="0.635cm" svg:x="0.317cm" svg:y="6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4" draw:id="id14" draw:layer="layout" svg:width="0.635cm" svg:height="0.635cm" svg:x="0.317cm" svg:y="1.1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2" draw:id="id12" draw:layer="layout" svg:width="0.635cm" svg:height="0.635cm" svg:x="0.317cm" svg:y="3.01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10" draw:id="id10" draw:layer="layout" svg:width="0.635cm" svg:height="0.635cm" svg:x="0.317cm" svg:y="4.92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8" draw:id="id8" draw:layer="layout" svg:width="0.635cm" svg:height="0.635cm" svg:x="0.317cm" svg:y="5.87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xml:id="id4" draw:id="id4" draw:layer="layout" svg:width="0.635cm" svg:height="0.635cm" svg:x="3.492cm" svg:y="0.63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" draw:text-style-name="P4" draw:layer="layout" draw:type="curve" svg:x1="7.302cm" svg:y1="5.714cm" svg:x2="9.842cm" svg:y2="3.809cm" draw:start-shape="id1" draw:start-glue-point="10" draw:end-shape="id2" draw:end-glue-point="6" svg:d="m7302 5714c1905 0 635-1905 2540-1905" svg:viewBox="0 0 2541 1906">
          <text:p/>
        </draw:connector>
        <draw:connector draw:style-name="gr3" draw:text-style-name="P4" draw:layer="layout" draw:type="curve" svg:x1="7.302cm" svg:y1="1.904cm" svg:x2="9.842cm" svg:y2="3.809cm" draw:start-shape="id3" draw:start-glue-point="10" draw:end-shape="id2" draw:end-glue-point="6" svg:d="m7302 1904c1905 0 635 1905 2540 1905" svg:viewBox="0 0 2541 1906">
          <text:p/>
        </draw:connector>
        <draw:connector draw:style-name="gr3" draw:text-style-name="P4" draw:layer="layout" draw:type="curve" svg:x1="4.127cm" svg:y1="0.952cm" svg:x2="6.667cm" svg:y2="1.904cm" draw:start-shape="id4" draw:start-glue-point="10" draw:end-shape="id3" draw:end-glue-point="6" svg:d="m4127 952c1905 0 635 952 2540 952" svg:viewBox="0 0 2541 953">
          <text:p/>
        </draw:connector>
        <draw:connector draw:style-name="gr3" draw:text-style-name="P4" draw:layer="layout" draw:type="curve" svg:x1="4.127cm" svg:y1="2.857cm" svg:x2="6.667cm" svg:y2="1.904cm" draw:start-shape="id5" draw:start-glue-point="10" draw:end-shape="id3" draw:end-glue-point="6" svg:d="m4127 2857c1905 0 635-953 2540-953" svg:viewBox="0 0 2541 954">
          <text:p/>
        </draw:connector>
        <draw:connector draw:style-name="gr3" draw:text-style-name="P4" draw:layer="layout" draw:type="curve" svg:x1="4.127cm" svg:y1="4.762cm" svg:x2="6.667cm" svg:y2="5.714cm" draw:start-shape="id6" draw:start-glue-point="10" draw:end-shape="id1" draw:end-glue-point="6" svg:d="m4127 4762c1905 0 635 952 2540 952" svg:viewBox="0 0 2541 953">
          <text:p/>
        </draw:connector>
        <draw:connector draw:style-name="gr3" draw:text-style-name="P4" draw:layer="layout" draw:type="curve" svg:x1="4.127cm" svg:y1="6.667cm" svg:x2="6.667cm" svg:y2="5.714cm" draw:start-shape="id7" draw:start-glue-point="10" draw:end-shape="id1" draw:end-glue-point="6" svg:d="m4127 6667c1905 0 635-953 2540-953" svg:viewBox="0 0 2541 954">
          <text:p/>
        </draw:connector>
        <draw:connector draw:style-name="gr3" draw:text-style-name="P4" draw:layer="layout" draw:type="curve" svg:x1="0.952cm" svg:y1="6.19cm" svg:x2="3.492cm" svg:y2="6.667cm" draw:start-shape="id8" draw:start-glue-point="10" draw:end-shape="id7" draw:end-glue-point="6" svg:d="m952 6190c1905 0 635 477 2540 477" svg:viewBox="0 0 2541 478">
          <text:p/>
        </draw:connector>
        <draw:connector draw:style-name="gr3" draw:text-style-name="P4" draw:layer="layout" draw:type="curve" svg:x1="0.952cm" svg:y1="7.143cm" svg:x2="3.492cm" svg:y2="6.667cm" draw:start-shape="id9" draw:start-glue-point="10" draw:end-shape="id7" draw:end-glue-point="6" svg:d="m952 7143c1905 0 635-476 2540-476" svg:viewBox="0 0 2541 477">
          <text:p/>
        </draw:connector>
        <draw:connector draw:style-name="gr3" draw:text-style-name="P4" draw:layer="layout" draw:type="curve" svg:x1="0.952cm" svg:y1="5.238cm" svg:x2="3.492cm" svg:y2="4.762cm" draw:start-shape="id10" draw:start-glue-point="10" draw:end-shape="id6" draw:end-glue-point="6" svg:d="m952 5238c1905 0 635-476 2540-476" svg:viewBox="0 0 2541 477">
          <text:p/>
        </draw:connector>
        <draw:connector draw:style-name="gr3" draw:text-style-name="P4" draw:layer="layout" draw:type="curve" svg:x1="0.952cm" svg:y1="4.285cm" svg:x2="3.492cm" svg:y2="4.762cm" draw:start-shape="id11" draw:start-glue-point="10" draw:end-shape="id6" draw:end-glue-point="6" svg:d="m952 4285c1905 0 635 477 2540 477" svg:viewBox="0 0 2541 478">
          <text:p/>
        </draw:connector>
        <draw:connector draw:style-name="gr3" draw:text-style-name="P4" draw:layer="layout" draw:type="curve" svg:x1="0.952cm" svg:y1="3.333cm" svg:x2="3.492cm" svg:y2="2.857cm" draw:start-shape="id12" draw:start-glue-point="10" draw:end-shape="id5" draw:end-glue-point="6" svg:d="m952 3333c1905 0 635-476 2540-476" svg:viewBox="0 0 2541 477">
          <text:p/>
        </draw:connector>
        <draw:connector draw:style-name="gr3" draw:text-style-name="P4" draw:layer="layout" draw:type="curve" svg:x1="0.952cm" svg:y1="2.38cm" svg:x2="3.492cm" svg:y2="2.857cm" draw:start-shape="id13" draw:start-glue-point="10" draw:end-shape="id5" draw:end-glue-point="6" svg:d="m952 2380c1905 0 635 477 2540 477" svg:viewBox="0 0 2541 478">
          <text:p/>
        </draw:connector>
        <draw:connector draw:style-name="gr3" draw:text-style-name="P4" draw:layer="layout" draw:type="curve" svg:x1="0.952cm" svg:y1="1.428cm" svg:x2="3.492cm" svg:y2="0.952cm" draw:start-shape="id14" draw:start-glue-point="10" draw:end-shape="id4" draw:end-glue-point="6" svg:d="m952 1428c1905 0 635-476 2540-476" svg:viewBox="0 0 2541 477">
          <text:p/>
        </draw:connector>
        <draw:connector draw:style-name="gr3" draw:text-style-name="P4" draw:layer="layout" draw:type="curve" svg:x1="0.952cm" svg:y1="0.475cm" svg:x2="3.492cm" svg:y2="0.952cm" draw:start-shape="id15" draw:start-glue-point="10" draw:end-shape="id4" draw:end-glue-point="6" svg:d="m952 475c1905 0 635 477 2540 477" svg:viewBox="0 0 2541 478">
          <text:p/>
        </draw:connector>
        <draw:connector draw:style-name="gr3" draw:text-style-name="P4" draw:layer="layout" draw:type="curve" svg:x1="10.477cm" svg:y1="3.809cm" svg:x2="11.906cm" svg:y2="3.809cm" draw:start-shape="id2" draw:start-glue-point="10" draw:end-shape="id16" draw:end-glue-point="6" svg:d="m10477 3809h1429" svg:viewBox="0 0 1430 1">
          <text:p/>
        </draw:connector>
        <draw:custom-shape draw:style-name="gr4" draw:text-style-name="P3" draw:layer="layout" svg:width="0.317cm" svg:height="0.317cm" svg:x="2.064cm" svg:y="2.94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2.064cm" svg:y="2.46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2.064cm" svg:y="6.75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2.063cm" svg:y="6.2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2.064cm" svg:y="1.03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2.063cm" svg:y="0.58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2.064cm" svg:y="4.86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2.063cm" svg:y="4.3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xml:id="id16" draw:id="id16" draw:layer="layout" svg:width="0.317cm" svg:height="0.317cm" svg:x="11.906cm" svg:y="3.65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8.413cm" svg:y="4.54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8.413cm" svg:y="2.8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5.398cm" svg:y="2.01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5.397cm" svg:y="1.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5.398cm" svg:y="5.82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5.397cm" svg:y="5.31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3" draw:layer="layout" svg:width="0.317cm" svg:height="0.317cm" svg:x="12.9cm" svg:y="6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0.635cm" svg:height="0.635cm" svg:x="8.354cm" svg:y="6.64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05T14:19:30</meta:creation-date>
    <dc:date>2013-07-09T16:54:41</dc:date>
    <meta:editing-duration>PT1H18M30S</meta:editing-duration>
    <meta:editing-cycles>6</meta:editing-cycles>
    <meta:generator>LibreOffice/4.0.2.2$Linux_x86 LibreOffice_project/400m0$Build-2</meta:generator>
    <meta:document-statistic meta:object-count="49"/>
  </office:meta>
</office:document-meta>
</file>